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end" style:justify-single-word="false" style:writing-mode="rl-tb"/>
    </style:style>
    <style:style style:name="P2" style:family="paragraph" style:parent-style-name="Heading_20_2">
      <style:paragraph-properties fo:text-align="end" style:justify-single-word="false" style:writing-mode="rl-tb"/>
    </style:style>
    <style:style style:name="P3" style:family="paragraph" style:parent-style-name="Heading_20_2">
      <style:paragraph-properties fo:text-align="end" style:justify-single-word="false" style:writing-mode="rl-tb"/>
      <style:text-properties officeooo:paragraph-rsid="001ce10f"/>
    </style:style>
    <style:style style:name="P4" style:family="paragraph" style:parent-style-name="Text_20_body">
      <style:paragraph-properties fo:text-align="end" style:justify-single-word="false" style:writing-mode="rl-tb"/>
      <style:text-properties officeooo:paragraph-rsid="001ce10f"/>
    </style:style>
    <style:style style:name="P5" style:family="paragraph" style:parent-style-name="Text_20_body" style:list-style-name="L1">
      <style:paragraph-properties fo:text-align="end" style:justify-single-word="false" style:writing-mode="rl-tb"/>
    </style:style>
    <style:style style:name="P6" style:family="paragraph" style:parent-style-name="Text_20_body">
      <style:paragraph-properties fo:text-align="end" style:justify-single-word="false" style:writing-mode="rl-tb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T1" style:family="text">
      <style:text-properties officeooo:rsid="001ce10f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ce10f" style:font-size-asian="20pt" style:font-size-complex="2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8254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Strong_20_Emphasis"><text:span text:style-name="T3">رجکس</text:span></text:span></text:h>
      <text:p text:style-name="P4"><text:span text:style-name="Strong_20_Emphasis"><text:span text:style-name="T2"/></text:span></text:p>
      <text:h text:style-name="P2" text:outline-level="2"><text:span text:style-name="Strong_20_Emphasis"><text:span text:style-name="T7">پیدا کردن شماره موبایل ایران</text:span></text:span></text:h>
      <text:p text:style-name="P1">یک Regex بنویس که شماره موبایل‌های معتبر ایران را پیدا کند:</text:p>
      <text:p text:style-name="P1"><text:span text:style-name="Strong_20_Emphasis">فرمت‌های قابل قبول:</text:span></text:p>
      <text:list xml:id="list1901438984" text:style-name="L1">
        <text:list-item>
          <text:p text:style-name="P5">09123456789</text:p>
        </text:list-item>
        <text:list-item>
          <text:p text:style-name="P5">9123456789</text:p>
        </text:list-item>
        <text:list-item>
          <text:p text:style-name="P5">989123456789<text:span text:style-name="T1">+</text:span></text:p>
        </text:list-item>
      </text:list>
      <text:p text:style-name="P1"/>
      <text:h text:style-name="P2" text:outline-level="2"><text:span text:style-name="Strong_20_Emphasis"><text:span text:style-name="T6">تشخیص URL معتبر</text:span></text:span></text:h>
      <text:p text:style-name="P1">Regexی بنویسید که URLهای زیر را معتبر تشخیص دهد:</text:p>
      <text:p text:style-name="P1"/>
      <text:p text:style-name="P1">https://example.com</text:p>
      <text:p text:style-name="P1">http://test.net</text:p>
      <text:p text:style-name="P1"><text:a xlink:type="simple" xlink:href="https://sub.domain.ir/page/12" text:style-name="Internet_20_link" text:visited-style-name="Visited_20_Internet_20_Link">https://sub.domain.ir/page/12</text:a></text:p>
      <text:p text:style-name="P1">ولی URLهای بدون http یا https را قبول نکند.</text:p>
      <text:p text:style-name="P1"/>
      <text:h text:style-name="P2" text:outline-level="2"><text:span text:style-name="Strong_20_Emphasis"><text:span text:style-name="T6">پیدا کردن رشته‌هایی که ۳ تا تکرار دارند</text:span></text:span></text:h>
      <text:p text:style-name="P1">در یک متن تمام کلماتی را پیدا کنید که <text:span text:style-name="Strong_20_Emphasis">دقیقاً سه بار یک حرف پشت سر هم</text:span> دارند:</text:p>
      <text:p text:style-name="P1">مثال‌های قابل قبول:</text:p>
      <text:p text:style-name="P1">cooool</text:p>
      <text:p text:style-name="P1">heeeey</text:p>
      <text:p text:style-name="P1">boook</text:p>
      <text:p text:style-name="P1"><text:span text:style-name="Strong_20_Emphasis"/></text:p>
      <text:p text:style-name="P7"><text:span text:style-name="Strong_20_Emphasis"/></text:p>
      <text:p text:style-name="P7"><text:span text:style-name="Strong_20_Emphasis">#Logging:</text:span></text:p>
      <text:p text:style-name="P7"><text:span text:style-name="Strong_20_Emphasis"><text:span text:style-name="T4">Design a program that performs the following tasks:</text:span></text:span></text:p>
      <text:p text:style-name="P7"><text:span text:style-name="Strong_20_Emphasis"><text:span text:style-name="T4"><text:s text:c="8"/>4.A Sets up logging with two handlers:</text:span></text:span></text:p>
      <text:p text:style-name="P7"><text:span text:style-name="Strong_20_Emphasis"><text:span text:style-name="T4"><text:s text:c="12"/>▪ A stream handler that logs messages to the console.</text:span></text:span></text:p>
      <text:p text:style-name="P7"><text:soft-page-break/><text:span text:style-name="Strong_20_Emphasis"><text:span text:style-name="T4"><text:s text:c="12"/>▪ A file handler that logs messages to a file named "application.log".</text:span></text:span></text:p>
      <text:p text:style-name="P7"><text:span text:style-name="Strong_20_Emphasis"><text:span text:style-name="T4"><text:s text:c="8"/>4.B Configures the log level to only capture messages at or above the "DEBUG" level.</text:span></text:span></text:p>
      <text:p text:style-name="P7"><text:span text:style-name="Strong_20_Emphasis"><text:span text:style-name="T4"><text:s text:c="8"/>4.C Logs an informational message, a warning message, and an error message to both the console and the log file.</text:span></text:span></text:p>
      <text:p text:style-name="P7"><text:span text:style-name="Strong_20_Emphasis"><text:span text:style-name="T4"><text:s text:c="8"/>4.D Use this logging and it’s configurations in one of your project that you have done before. (Ticket </text:span></text:span><text:span text:style-name="Strong_20_Emphasis"><text:span text:style-name="T5">Reservation</text:span></text:span><text:span text:style-name="Strong_20_Emphasis"><text:span text:style-name="T4"> Project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3:41:14.726884348</meta:creation-date>
    <dc:date>2025-11-21T01:53:14.992580971</dc:date>
    <meta:editing-duration>PT15M4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175" meta:character-count="1057" meta:non-whitespace-character-count="856"/>
  </office:meta>
</office:document-meta>
</file>